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1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DejaVu Serif" fo:font-size="10pt" style:font-name-asian="DejaVu Serif" style:font-size-asian="10pt" style:font-name-complex="DejaVu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6" table:default-cell-style-name="ce1"/>
        <table:table-row table:style-name="ro1">
          <table:table-cell table:style-name="ce4" office:value-type="string" calcext:value-type="string">
            <text:p>Landkreis/Kreis</text:p>
          </table:table-cell>
          <table:table-cell table:style-name="ce4" office:value-type="string" calcext:value-type="string">
            <text:p>KrS</text:p>
          </table:table-cell>
          <table:table-cell table:style-name="ce4" office:value-type="string" calcext:value-type="string">
            <text:p>BL</text:p>
          </table:table-cell>
          <table:table-cell table:style-name="ce4" office:value-type="string" calcext:value-type="string">
            <text:p>Einw.</text:p>
          </table:table-cell>
          <table:table-cell table:style-name="ce4" office:value-type="string" calcext:value-type="string">
            <text:p>Fl.in km²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Has_current_cases</text:p>
          </table:table-cell>
          <table:table-cell table:style-name="ce4" office:value-type="string" calcext:value-type="string">
            <text:p>implement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style-name="ce2" office:value-type="string" calcext:value-type="string">
            <text:p>https://www.siegen-wittgenstein.de/Startseite/index.php?La=1&amp;object=tx,2170.2450.1&amp;kat=&amp;kuo=2&amp;sub=0&amp;NavID=2170.60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office:value-type="string" calcext:value-type="string">
            <text:p>https://landkreishildesheim.de/Politik-Verwaltung/Verwaltung/Presse/Pressemitteilungen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office:value-type="string" calcext:value-type="string">
            <text:p>https://www.segeberg.de/Quicknavigation/Startsei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style-name="ce2" office:value-type="string" calcext:value-type="string">
            <text:p>https://www.landkreis-fulda.de/buergerservice/gesundheit/aktuelles#c11139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3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or>
              <table:filter-condition table:field-number="6" table:value="" table:operator="="/>
            </table:filter-or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1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meta:creation-date>2020-03-15T12:33:56Z</meta:creation-date>
    <dc:date>2020-03-22T13:04:59.649043631</dc:date>
    <meta:editing-cycles>34</meta:editing-cycles>
    <meta:editing-duration>PT1M18S</meta:editing-duration>
    <meta:document-statistic meta:table-count="1" meta:cell-count="1659" meta:object-count="0"/>
  </office:meta>
</office:document-meta>
</file>